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rsid="001eaea6" officeooo:paragraph-rsid="001eaea6"/>
    </style:style>
    <style:style style:name="P2" style:family="paragraph" style:parent-style-name="Standard">
      <style:text-properties officeooo:rsid="001f4d45" officeooo:paragraph-rsid="001f4d45"/>
    </style:style>
    <style:style style:name="T1" style:family="text">
      <style:text-properties officeooo:rsid="001f4d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Prueba: <text:span text:style-name="T1">Caja Blanca, Caja Negra</text:span></text:p>
      <text:p text:style-name="P1">-Son una serie de condicones que se establecen par determinar si l aplicación funciona correctamente.</text:p>
      <text:p text:style-name="P1">-Tienen un formato en el que se especifica lo que se prueba,cuales son las condiciones,el resultado esperado, y el resultado obtenido.</text:p>
      <text:p text:style-name="P1"/>
      <text:p text:style-name="P1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8T08:25:31.021520320</dc:date>
    <meta:editing-duration>PT12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43" meta:character-count="275" meta:non-whitespace-character-count="235"/>
  </office:meta>
</office:document-meta>
</file>